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/>
          <table:table-cell office:value-type="string" calcext:value-type="string">
            <text:p>Vout</text:p>
          </table:table-cell>
          <table:table-cell table:number-columns-repeated="5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16*5" office:value-type="float" office:value="0" calcext:value-type="float">
            <text:p>0</text:p>
          </table:table-cell>
          <table:table-cell table:formula="of:=2.5-[.B2]*0.185"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/>
          <table:table-cell table:formula="of:=-[.C2]*[.$N$2]/[.$L$2]+[.D2]*[.$O$2]/([.$M$2]+[.$O$2])*([.$L$2]+[.$N$2])/[.$L$2]" office:value-type="float" office:value="0.35" calcext:value-type="float">
            <text:p>0.3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/16*5" office:value-type="float" office:value="0.3125" calcext:value-type="float">
            <text:p>0.3125</text:p>
          </table:table-cell>
          <table:table-cell table:formula="of:=2.5-[.B3]*0.185" office:value-type="float" office:value="2.4421875" calcext:value-type="float">
            <text:p>2.4421875</text:p>
          </table:table-cell>
          <table:table-cell office:value-type="float" office:value="5" calcext:value-type="float">
            <text:p>5</text:p>
          </table:table-cell>
          <table:table-cell/>
          <table:table-cell table:formula="of:=-[.C3]*[.$N$2]/[.$L$2]+[.D3]*[.$O$2]/([.$M$2]+[.$O$2])*([.$L$2]+[.$N$2])/[.$L$2]" office:value-type="float" office:value="0.540781249999998" calcext:value-type="float">
            <text:p>0.540781249999998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/16*5" office:value-type="float" office:value="0.625" calcext:value-type="float">
            <text:p>0.625</text:p>
          </table:table-cell>
          <table:table-cell table:formula="of:=2.5-[.B4]*0.185" office:value-type="float" office:value="2.384375" calcext:value-type="float">
            <text:p>2.384375</text:p>
          </table:table-cell>
          <table:table-cell office:value-type="float" office:value="5" calcext:value-type="float">
            <text:p>5</text:p>
          </table:table-cell>
          <table:table-cell/>
          <table:table-cell table:formula="of:=-[.C4]*[.$N$2]/[.$L$2]+[.D4]*[.$O$2]/([.$M$2]+[.$O$2])*([.$L$2]+[.$N$2])/[.$L$2]" office:value-type="float" office:value="0.731562499999999" calcext:value-type="float">
            <text:p>0.731562499999999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/16*5" office:value-type="float" office:value="0.9375" calcext:value-type="float">
            <text:p>0.9375</text:p>
          </table:table-cell>
          <table:table-cell table:formula="of:=2.5-[.B5]*0.185" office:value-type="float" office:value="2.3265625" calcext:value-type="float">
            <text:p>2.3265625</text:p>
          </table:table-cell>
          <table:table-cell office:value-type="float" office:value="5" calcext:value-type="float">
            <text:p>5</text:p>
          </table:table-cell>
          <table:table-cell/>
          <table:table-cell table:formula="of:=-[.C5]*[.$N$2]/[.$L$2]+[.D5]*[.$O$2]/([.$M$2]+[.$O$2])*([.$L$2]+[.$N$2])/[.$L$2]" office:value-type="float" office:value="0.92234375" calcext:value-type="float">
            <text:p>0.92234375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/16*5" office:value-type="float" office:value="1.25" calcext:value-type="float">
            <text:p>1.25</text:p>
          </table:table-cell>
          <table:table-cell table:formula="of:=2.5-[.B6]*0.185" office:value-type="float" office:value="2.26875" calcext:value-type="float">
            <text:p>2.26875</text:p>
          </table:table-cell>
          <table:table-cell office:value-type="float" office:value="5" calcext:value-type="float">
            <text:p>5</text:p>
          </table:table-cell>
          <table:table-cell/>
          <table:table-cell table:formula="of:=-[.C6]*[.$N$2]/[.$L$2]+[.D6]*[.$O$2]/([.$M$2]+[.$O$2])*([.$L$2]+[.$N$2])/[.$L$2]" office:value-type="float" office:value="1.113125" calcext:value-type="float">
            <text:p>1.11312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/16*5" office:value-type="float" office:value="1.5625" calcext:value-type="float">
            <text:p>1.5625</text:p>
          </table:table-cell>
          <table:table-cell table:formula="of:=2.5-[.B7]*0.185" office:value-type="float" office:value="2.2109375" calcext:value-type="float">
            <text:p>2.2109375</text:p>
          </table:table-cell>
          <table:table-cell office:value-type="float" office:value="5" calcext:value-type="float">
            <text:p>5</text:p>
          </table:table-cell>
          <table:table-cell/>
          <table:table-cell table:formula="of:=-[.C7]*[.$N$2]/[.$L$2]+[.D7]*[.$O$2]/([.$M$2]+[.$O$2])*([.$L$2]+[.$N$2])/[.$L$2]" office:value-type="float" office:value="1.30390625" calcext:value-type="float">
            <text:p>1.3039062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/16*5" office:value-type="float" office:value="1.875" calcext:value-type="float">
            <text:p>1.875</text:p>
          </table:table-cell>
          <table:table-cell table:formula="of:=2.5-[.B8]*0.185" office:value-type="float" office:value="2.153125" calcext:value-type="float">
            <text:p>2.153125</text:p>
          </table:table-cell>
          <table:table-cell office:value-type="float" office:value="5" calcext:value-type="float">
            <text:p>5</text:p>
          </table:table-cell>
          <table:table-cell/>
          <table:table-cell table:formula="of:=-[.C8]*[.$N$2]/[.$L$2]+[.D8]*[.$O$2]/([.$M$2]+[.$O$2])*([.$L$2]+[.$N$2])/[.$L$2]" office:value-type="float" office:value="1.4946875" calcext:value-type="float">
            <text:p>1.4946875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/16*5" office:value-type="float" office:value="2.1875" calcext:value-type="float">
            <text:p>2.1875</text:p>
          </table:table-cell>
          <table:table-cell table:formula="of:=2.5-[.B9]*0.185" office:value-type="float" office:value="2.0953125" calcext:value-type="float">
            <text:p>2.0953125</text:p>
          </table:table-cell>
          <table:table-cell office:value-type="float" office:value="5" calcext:value-type="float">
            <text:p>5</text:p>
          </table:table-cell>
          <table:table-cell/>
          <table:table-cell table:formula="of:=-[.C9]*[.$N$2]/[.$L$2]+[.D9]*[.$O$2]/([.$M$2]+[.$O$2])*([.$L$2]+[.$N$2])/[.$L$2]" office:value-type="float" office:value="1.68546875" calcext:value-type="float">
            <text:p>1.6854687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/16*5" office:value-type="float" office:value="2.5" calcext:value-type="float">
            <text:p>2.5</text:p>
          </table:table-cell>
          <table:table-cell table:formula="of:=2.5-[.B10]*0.185" office:value-type="float" office:value="2.0375" calcext:value-type="float">
            <text:p>2.0375</text:p>
          </table:table-cell>
          <table:table-cell office:value-type="float" office:value="5" calcext:value-type="float">
            <text:p>5</text:p>
          </table:table-cell>
          <table:table-cell/>
          <table:table-cell table:formula="of:=-[.C10]*[.$N$2]/[.$L$2]+[.D10]*[.$O$2]/([.$M$2]+[.$O$2])*([.$L$2]+[.$N$2])/[.$L$2]" office:value-type="float" office:value="1.87625" calcext:value-type="float">
            <text:p>1.87625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/16*5" office:value-type="float" office:value="2.8125" calcext:value-type="float">
            <text:p>2.8125</text:p>
          </table:table-cell>
          <table:table-cell table:formula="of:=2.5-[.B11]*0.185" office:value-type="float" office:value="1.9796875" calcext:value-type="float">
            <text:p>1.9796875</text:p>
          </table:table-cell>
          <table:table-cell office:value-type="float" office:value="5" calcext:value-type="float">
            <text:p>5</text:p>
          </table:table-cell>
          <table:table-cell/>
          <table:table-cell table:formula="of:=-[.C11]*[.$N$2]/[.$L$2]+[.D11]*[.$O$2]/([.$M$2]+[.$O$2])*([.$L$2]+[.$N$2])/[.$L$2]" office:value-type="float" office:value="2.06703125" calcext:value-type="float">
            <text:p>2.0670312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/16*5" office:value-type="float" office:value="3.125" calcext:value-type="float">
            <text:p>3.125</text:p>
          </table:table-cell>
          <table:table-cell table:formula="of:=2.5-[.B12]*0.185" office:value-type="float" office:value="1.921875" calcext:value-type="float">
            <text:p>1.921875</text:p>
          </table:table-cell>
          <table:table-cell office:value-type="float" office:value="5" calcext:value-type="float">
            <text:p>5</text:p>
          </table:table-cell>
          <table:table-cell/>
          <table:table-cell table:formula="of:=-[.C12]*[.$N$2]/[.$L$2]+[.D12]*[.$O$2]/([.$M$2]+[.$O$2])*([.$L$2]+[.$N$2])/[.$L$2]" office:value-type="float" office:value="2.2578125" calcext:value-type="float">
            <text:p>2.2578125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/16*5" office:value-type="float" office:value="3.4375" calcext:value-type="float">
            <text:p>3.4375</text:p>
          </table:table-cell>
          <table:table-cell table:formula="of:=2.5-[.B13]*0.185" office:value-type="float" office:value="1.8640625" calcext:value-type="float">
            <text:p>1.8640625</text:p>
          </table:table-cell>
          <table:table-cell office:value-type="float" office:value="5" calcext:value-type="float">
            <text:p>5</text:p>
          </table:table-cell>
          <table:table-cell/>
          <table:table-cell table:formula="of:=-[.C13]*[.$N$2]/[.$L$2]+[.D13]*[.$O$2]/([.$M$2]+[.$O$2])*([.$L$2]+[.$N$2])/[.$L$2]" office:value-type="float" office:value="2.44859375" calcext:value-type="float">
            <text:p>2.44859375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/16*5" office:value-type="float" office:value="3.75" calcext:value-type="float">
            <text:p>3.75</text:p>
          </table:table-cell>
          <table:table-cell table:formula="of:=2.5-[.B14]*0.185" office:value-type="float" office:value="1.80625" calcext:value-type="float">
            <text:p>1.80625</text:p>
          </table:table-cell>
          <table:table-cell office:value-type="float" office:value="5" calcext:value-type="float">
            <text:p>5</text:p>
          </table:table-cell>
          <table:table-cell/>
          <table:table-cell table:formula="of:=-[.C14]*[.$N$2]/[.$L$2]+[.D14]*[.$O$2]/([.$M$2]+[.$O$2])*([.$L$2]+[.$N$2])/[.$L$2]" office:value-type="float" office:value="2.639375" calcext:value-type="float">
            <text:p>2.639375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/16*5" office:value-type="float" office:value="4.0625" calcext:value-type="float">
            <text:p>4.0625</text:p>
          </table:table-cell>
          <table:table-cell table:formula="of:=2.5-[.B15]*0.185" office:value-type="float" office:value="1.7484375" calcext:value-type="float">
            <text:p>1.7484375</text:p>
          </table:table-cell>
          <table:table-cell office:value-type="float" office:value="5" calcext:value-type="float">
            <text:p>5</text:p>
          </table:table-cell>
          <table:table-cell/>
          <table:table-cell table:formula="of:=-[.C15]*[.$N$2]/[.$L$2]+[.D15]*[.$O$2]/([.$M$2]+[.$O$2])*([.$L$2]+[.$N$2])/[.$L$2]" office:value-type="float" office:value="2.83015625" calcext:value-type="float">
            <text:p>2.83015625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/16*5" office:value-type="float" office:value="4.375" calcext:value-type="float">
            <text:p>4.375</text:p>
          </table:table-cell>
          <table:table-cell table:formula="of:=2.5-[.B16]*0.185" office:value-type="float" office:value="1.690625" calcext:value-type="float">
            <text:p>1.690625</text:p>
          </table:table-cell>
          <table:table-cell office:value-type="float" office:value="5" calcext:value-type="float">
            <text:p>5</text:p>
          </table:table-cell>
          <table:table-cell/>
          <table:table-cell table:formula="of:=-[.C16]*[.$N$2]/[.$L$2]+[.D16]*[.$O$2]/([.$M$2]+[.$O$2])*([.$L$2]+[.$N$2])/[.$L$2]" office:value-type="float" office:value="3.0209375" calcext:value-type="float">
            <text:p>3.0209375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7]/16*5" office:value-type="float" office:value="4.6875" calcext:value-type="float">
            <text:p>4.6875</text:p>
          </table:table-cell>
          <table:table-cell table:formula="of:=2.5-[.B17]*0.185" office:value-type="float" office:value="1.6328125" calcext:value-type="float">
            <text:p>1.6328125</text:p>
          </table:table-cell>
          <table:table-cell office:value-type="float" office:value="5" calcext:value-type="float">
            <text:p>5</text:p>
          </table:table-cell>
          <table:table-cell/>
          <table:table-cell table:formula="of:=-[.C17]*[.$N$2]/[.$L$2]+[.D17]*[.$O$2]/([.$M$2]+[.$O$2])*([.$L$2]+[.$N$2])/[.$L$2]" office:value-type="float" office:value="3.21171875" calcext:value-type="float">
            <text:p>3.2117187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/16*5" office:value-type="float" office:value="5" calcext:value-type="float">
            <text:p>5</text:p>
          </table:table-cell>
          <table:table-cell table:formula="of:=2.5-[.B18]*0.185" office:value-type="float" office:value="1.575" calcext:value-type="float">
            <text:p>1.575</text:p>
          </table:table-cell>
          <table:table-cell office:value-type="float" office:value="5" calcext:value-type="float">
            <text:p>5</text:p>
          </table:table-cell>
          <table:table-cell/>
          <table:table-cell table:formula="of:=-[.C18]*[.$N$2]/[.$L$2]+[.D18]*[.$O$2]/([.$M$2]+[.$O$2])*([.$L$2]+[.$N$2])/[.$L$2]" office:value-type="float" office:value="3.4025" calcext:value-type="float">
            <text:p>3.402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20:58:42.635503355</meta:creation-date>
    <dc:date>2019-09-24T21:11:22.989157892</dc:date>
    <meta:editing-duration>PT2M20S</meta:editing-duration>
    <meta:editing-cycles>1</meta:editing-cycles>
    <meta:document-statistic meta:table-count="1" meta:cell-count="97" meta:object-count="0"/>
    <meta:generator>LibreOffice/6.2.5.2$Linux_X86_64 LibreOffice_project/20$Build-2</meta:generator>
  </office:meta>
</office:document-meta>
</file>